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language="en" fo:country="IE"/>
    </style:style>
    <style:style style:name="P2" style:parent-style-name="Normal" style:family="paragraph">
      <style:text-properties style:font-name="Times New Roman" style:font-name-complex="Times New Roman" fo:language="en" fo:country="IE"/>
    </style:style>
    <style:style style:name="P3" style:parent-style-name="Normal" style:family="paragraph">
      <style:text-properties style:font-name="Times New Roman" style:font-name-complex="Times New Roman" fo:language="en" fo:country="IE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IE"/>
    </style:style>
    <style:style style:name="P6" style:parent-style-name="Normal" style:family="paragraph">
      <style:text-properties style:font-name="Times New Roman" style:font-name-complex="Times New Roman" fo:language="en" fo:country="IE"/>
    </style:style>
    <style:style style:name="P7" style:parent-style-name="Normal" style:family="paragraph">
      <style:text-properties style:font-name="Times New Roman" style:font-name-complex="Times New Roman" fo:language="en" fo:country="IE"/>
    </style:style>
    <style:style style:name="P8" style:parent-style-name="Normal" style:family="paragraph">
      <style:text-properties style:font-name="Times New Roman" style:font-name-complex="Times New Roman" fo:language="en" fo:country="IE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IE"/>
    </style:style>
    <style:style style:name="P12" style:parent-style-name="Normal" style:family="paragraph">
      <style:text-properties style:font-name="Times New Roman" style:font-name-complex="Times New Roman" fo:language="en" fo:country="IE"/>
    </style:style>
    <style:style style:name="P13" style:parent-style-name="Normal" style:family="paragraph">
      <style:text-properties style:font-name="Times New Roman" style:font-name-complex="Times New Roman" fo:language="en" fo:country="IE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IE"/>
    </style:style>
    <style:style style:name="P16" style:parent-style-name="Normal" style:family="paragraph">
      <style:text-properties style:font-name="Times New Roman" style:font-name-complex="Times New Roman" fo:language="en" fo:country="IE"/>
    </style:style>
    <style:style style:name="P17" style:parent-style-name="Normal" style:family="paragraph">
      <style:text-properties style:font-name="Times New Roman" style:font-name-complex="Times New Roman" fo:language="en" fo:country="IE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IE"/>
    </style:style>
    <style:style style:name="T21" style:parent-style-name="Fuentedepárrafopredeter." style:family="text">
      <style:text-properties style:font-name="Times New Roman" style:font-name-complex="Times New Roman" fo:language="en" fo:country="IE"/>
    </style:style>
    <style:style style:name="T22" style:parent-style-name="Fuentedepárrafopredeter." style:family="text">
      <style:text-properties style:font-name="Times New Roman" style:font-name-complex="Times New Roman" fo:language="en" fo:country="IE"/>
    </style:style>
  </office:automatic-styles>
  <office:body>
    <office:text text:use-soft-page-breaks="true">
      <text:p text:style-name="P1">Tell me about yourself.</text:p>
      <text:p text:style-name="P2">I am passionate about mixing technology with education to create new tools that improve how students learn.</text:p>
      <text:p text:style-name="P3"/>
      <text:p text:style-name="P4">Español: Me apasiona mezclar la tecnología con la educación para crear nuevas herramientas que mejoren cómo aprenden los estudiantes</text:p>
      <text:p text:style-name="P5">What are your strengths and weaknesses?</text:p>
      <text:p text:style-name="P6">My main strength is problem-solving. I enjoy finding logical ways to use technology to simplify educational tasks.</text:p>
      <text:p text:style-name="P7">I can be too detail-oriented, which sometimes slows me down. However, I am learning to prioritize tasks better.</text:p>
      <text:p text:style-name="P8"/>
      <text:p text:style-name="P9">Español: Mi mayor fortaleza es la resolución de problemas. Disfruto buscando formas lógicas de usar la tecnología para simplificar tareas educativas</text:p>
      <text:p text:style-name="P10">Español: Puedo ser demasiado detallista, lo que a veces me frena. Sin embargo, estoy aprendiendo a priorizar mejor las tareas.</text:p>
      <text:p text:style-name="P11">Why do you want to work in software development?</text:p>
      <text:p text:style-name="P12">I want to work in software development to create educational technology that modernizes schools and helps students learn better.</text:p>
      <text:p text:style-name="P13"/>
      <text:p text:style-name="P14">Español: Quiero trabajar en el desarrollo de software para crear tecnología educativa que modernice las escuelas y ayude a los estudiantes a aprender mejor.</text:p>
      <text:p text:style-name="P15">Describe a project you are proud of.</text:p>
      <text:p text:style-name="P16">I’m building an app that helps students find the best study method per subject using personalized data and modern logic</text:p>
      <text:p text:style-name="P17"/>
      <text:p text:style-name="P18">Español:<text:s/></text:p>
      <text:p text:style-name="P19">Estoy construyendo una app que ayuda a los estudiantes a descubrir el mejor método de estudio por asignatura usando datos personalizados y lógica moderna</text:p>
      <text:p text:style-name="P20">Where do you see yourself in five years?</text:p>
      <text:p text:style-name="Normal"><text:span text:style-name="T21">I</text:span><text:span text:style-name="T22">n five years, I see myself working in the field I studied and growing as a profession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6-01-09T07:17:00Z</meta:creation-date>
    <dc:date>2026-01-09T09:00:00Z</dc:date>
    <meta:template xlink:href="Normal.dotm" xlink:type="simple"/>
    <meta:editing-cycles>5</meta:editing-cycles>
    <meta:editing-duration>PT6180S</meta:editing-duration>
    <meta:document-statistic meta:page-count="1" meta:paragraph-count="3" meta:word-count="246" meta:character-count="1596" meta:row-count="11" meta:non-whitespace-character-count="1353"/>
  </office:meta>
</office:document-meta>
</file>